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e191" officeooo:paragraph-rsid="001ee19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be2c" officeooo:paragraph-rsid="0024be2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083a" officeooo:paragraph-rsid="0021083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49a2" officeooo:paragraph-rsid="002849a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b9500" officeooo:paragraph-rsid="001b95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cf4c7" officeooo:paragraph-rsid="001cf4c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1083a" officeooo:paragraph-rsid="0021083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4be2c" officeooo:paragraph-rsid="0024be2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69f09" officeooo:paragraph-rsid="00269f0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9622a" officeooo:paragraph-rsid="0029622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1b9500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212da" officeooo:paragraph-rsid="002212da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212da" officeooo:paragraph-rsid="00238391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38391" officeooo:paragraph-rsid="00238391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zillaslab" fo:letter-spacing="normal" fo:font-style="normal" fo:font-weight="normal" officeooo:paragraph-rsid="001b9500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059" style:font-weight-asian="bold" style:font-weight-complex="bold"/>
    </style:style>
    <style:style style:name="T3" style:family="text">
      <style:text-properties fo:font-weight="bold" officeooo:rsid="0019d3e2" style:font-weight-asian="bold" style:font-weight-complex="bold"/>
    </style:style>
    <style:style style:name="T4" style:family="text">
      <style:text-properties officeooo:rsid="00185059"/>
    </style:style>
    <style:style style:name="T5" style:family="text">
      <style:text-properties officeooo:rsid="00194a5b"/>
    </style:style>
    <style:style style:name="T6" style:family="text">
      <style:text-properties fo:font-variant="normal" fo:text-transform="none" fo:color="#212121" loext:opacity="100%" style:font-name="zillaslab" fo:letter-spacing="normal" fo:font-style="normal" fo:font-weight="normal"/>
    </style:style>
    <style:style style:name="T7" style:family="text">
      <style:text-properties fo:font-variant="normal" fo:text-transform="none" fo:color="#212121" loext:opacity="100%" style:font-name="zillaslab" fo:letter-spacing="normal" fo:font-style="normal" fo:font-weight="normal" officeooo:rsid="00238391"/>
    </style:style>
    <style:style style:name="T8" style:family="text">
      <style:text-properties fo:font-variant="normal" fo:text-transform="none" fo:color="#212121" loext:opacity="100%" style:font-name="zillaslab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12121" loext:opacity="100%" style:font-name="zillaslab" fo:letter-spacing="normal" fo:font-style="normal" officeooo:rsid="00238391" style:font-weight-asian="bold" style:font-weight-complex="bold"/>
    </style:style>
    <style:style style:name="T10" style:family="text">
      <style:text-properties fo:font-size="12pt" officeooo:rsid="001b9500" style:font-size-asian="10.5pt" style:font-weight-asian="bold" style:font-size-complex="12pt" style:font-weight-complex="bold"/>
    </style:style>
    <style:style style:name="T11" style:family="text">
      <style:text-properties fo:color="#a52a2a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69f09"/>
    </style:style>
    <style:style style:name="T14" style:family="text">
      <style:text-properties officeooo:rsid="002a54e4"/>
    </style:style>
    <style:style style:name="T15" style:family="text">
      <style:text-properties officeooo:rsid="002b65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JS drum kit </text:span></text:p>
      <text:p text:style-name="Standard">-&gt; &lt;<text:span text:style-name="T4">kbd&gt; tag is just to represent (</text:span><text:span text:style-name="T2">graphically </text:span><text:span text:style-name="T4">) that text represent key</text:span></text:p>
      <text:p text:style-name="P2"><text:tab/><text:tab/><text:span text:style-name="T4">what use of &lt;kbd&gt; tag?</text:span></text:p>
      <text:p text:style-name="P2">-&gt; &lt;<text:span text:style-name="T4">div data-key = “65”&gt; </text:span></text:p>
      <text:p text:style-name="P2"><text:tab/><text:tab/><text:span text:style-name="T4">what is use of data-key attribute?</text:span></text:p>
      <text:p text:style-name="P2"><text:tab/><text:tab/><text:span text:style-name="T14">Data-key is a value associated with that div</text:span></text:p>
      <text:p text:style-name="P2"><text:tab/><text:tab/><text:span text:style-name="T4">I guess, it associates div with key board input “A” whose ascii value is 65</text:span></text:p>
      <text:p text:style-name="P2">-&gt; &lt;<text:span text:style-name="T5">audio data-key=”65” src=”file”&gt;Value&lt;/audio&gt;</text:span></text:p>
      <text:p text:style-name="P2"><text:tab/><text:tab/><text:span text:style-name="T5">What does audio tag helps with?</text:span></text:p>
      <text:p text:style-name="P2"><text:tab/><text:tab/><text:span text:style-name="T5">It seems to load an audio file</text:span></text:p>
      <text:p text:style-name="P2"><text:tab/><text:tab/><text:span text:style-name="T5">What does data-key = “ 65” suggests?</text:span></text:p>
      <text:p text:style-name="P2"><text:tab/><text:tab/><text:span text:style-name="T15">It associates a value to the key pressed &amp; that value can be used</text:span></text:p>
      <text:p text:style-name="P2"><text:tab/><text:tab/><text:span text:style-name="T15">to play corresponding sound notes.</text:span></text:p>
      <text:p text:style-name="P2"/>
      <text:p text:style-name="P2"/>
      <text:p text:style-name="P2">-&gt;<text:span text:style-name="T3">Challenge how to associate key board input with song to be played ?</text:span></text:p>
      <text:p text:style-name="P14"><text:span text:style-name="T10">Hint : </text:span><text:span text:style-name="T6">Document.querySelector()</text:span></text:p>
      <text:p text:style-name="P18"/>
      <text:p text:style-name="P16"><text:span text:style-name="T6">First, add event listener to listen to if key is pressed </text:span><text:span text:style-name="T7">i.e, event is </text:span><text:span text:style-name="T9">keydown</text:span><text:span text:style-name="T6">.</text:span></text:p>
      <text:p text:style-name="P16"><text:span text:style-name="T7">Add a call back function to execute in case if event occurs.</text:span><text:span text:style-name="T6"> </text:span></text:p>
      <text:p text:style-name="P15"><text:span text:style-name="T6">For that use : </text:span><text:span text:style-name="T8">window.addEventListener(“</text:span><text:span text:style-name="T9">keydown”, function (e){</text:span></text:p>
      <text:p text:style-name="P17"><text:span text:style-name="T9">}</text:span><text:span text:style-name="T8">);</text:span></text:p>
      <text:p text:style-name="P11"/>
      <text:p text:style-name="P5">Then, <text:s/>find the audio associated with the key using <text:span text:style-name="T1">querySelector(). </text:span></text:p>
      <text:p text:style-name="P5">Then, <text:s/>play the associated audio using <text:span text:style-name="T1">.play() </text:span>function.</text:p>
      <text:p text:style-name="P5"/>
      <text:p text:style-name="P5"/>
      <text:p text:style-name="P8"/>
      <text:p text:style-name="P11">Next challenge is <text:span text:style-name="T13">that untill audio completes, key pressed in between serves no effect. </text:span></text:p>
      <text:p text:style-name="P12">The challenge is to restart the audio again when the key is pressed again.</text:p>
      <text:p text:style-name="P8"/>
      <text:p text:style-name="P7">Solution is to set : <text:span text:style-name="T1">audio.currentTime = 0; // it will start audio from begining</text:span></text:p>
      <text:p text:style-name="P8"/>
      <text:p text:style-name="P8"/>
      <text:p text:style-name="P8"/>
      <text:p text:style-name="P13">Next Challenge : <text:span text:style-name="T12">is to add animation to key press </text:span></text:p>
      <text:p text:style-name="P8"/>
      <text:p text:style-name="P8"/>
      <text:p text:style-name="P8"/>
      <text:p text:style-name="P8"/>
      <text:p text:style-name="P9">Document.querySeleto() : </text:p>
      <text:p text:style-name="P19">The querySelector() method returns the first element that matches a specified <text:span text:style-name="Emphasis">CSS selector(s)</text:span> in the document.</text:p>
      <text:p text:style-name="Text_20_body"><text:span text:style-name="Strong_20_Emphasis">Note:</text:span> The querySelector() method only returns the first element that matches the specified selectors. To return all the matches, use the <text:a xlink:type="simple" xlink:href="https://www.w3schools.com/jsref/met_document_queryselectorall.asp" text:style-name="Internet_20_link" text:visited-style-name="Visited_20_Internet_20_Link">querySelectorAll()</text:a> method instead.</text:p>
      <text:p text:style-name="Text_20_body">If the selector matches an ID in document that is used several times (Note that an "id" should be unique within a page and should not be used more than once), it returns the first matching element.</text:p>
      <text:p text:style-name="P4">e.g.</text:p>
      <text:p text:style-name="P19">Get the first &lt;a&gt; element in the document that has a "target" attribute:</text:p>
      <text:p text:style-name="P20"><text:soft-page-break/>document.querySelector(<text:span text:style-name="T11">"a[target]"</text:span>); </text:p>
      <text:p text:style-name="P3"/>
      <text:p text:style-name="P3"/>
      <text:p text:style-name="P3"/>
      <text:p text:style-name="P10">learnings:</text:p>
      <text:p text:style-name="P10"><text:span text:style-name="T12">The </text:span><text:span text:style-name="Source_20_Text"><text:span text:style-name="Strong_20_Emphasis">Array.from()</text:span></text:span><text:span text:style-name="T12"> static method creates a new, shallow-copied </text:span><text:span text:style-name="Source_20_Text"><text:span text:style-name="T12">Array</text:span></text:span><text:span text:style-name="T12"> instance from an array-like or iterable object.</text:span></text:p>
      <text:p text:style-name="P6">var a1 = Array.from([1,2,3,4]);</text:p>
      <text:p text:style-name="P6">// this will make array [1,2,34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30T03:09:09.614847564</meta:creation-date>
    <meta:generator>LibreOffice/7.0.4.2$Linux_X86_64 LibreOffice_project/573028415b474775687f7355a6d413c41d013a01</meta:generator>
    <dc:date>2021-01-30T22:15:07.979702934</dc:date>
    <meta:editing-duration>PT3H50M55S</meta:editing-duration>
    <meta:editing-cycles>18</meta:editing-cycles>
    <meta:document-statistic meta:table-count="0" meta:image-count="0" meta:object-count="0" meta:page-count="2" meta:paragraph-count="36" meta:word-count="341" meta:character-count="2073" meta:non-whitespace-character-count="1739"/>
  </office:meta>
</office:document-meta>
</file>